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8cm" svg:height="1.298cm" svg:x="0.85cm" svg:y="1.2cm" svg:viewBox="0 0 2199 1299" draw:points="0,1299 2199,1299 2199,0 0,0">
          <text:p/>
        </draw:polygon>
        <draw:line draw:style-name="gr1" draw:layer="layout" svg:x1="1.819cm" svg:y1="2.144cm" svg:x2="2.554cm" svg:y2="1.568cm">
          <text:p/>
        </draw:line>
        <draw:polygon draw:style-name="gr2" draw:layer="layout" svg:width="0.901cm" svg:height="0.806cm" svg:x="1.819cm" svg:y="1.568cm" svg:viewBox="0 0 902 807" draw:points="188,807 902,246 735,0 0,576">
          <text:p/>
        </draw:polygon>
        <draw:polygon draw:style-name="gr1" draw:layer="layout" svg:width="0.901cm" svg:height="0.806cm" svg:x="1.819cm" svg:y="1.568cm" svg:viewBox="0 0 902 807" draw:points="188,807 902,246 735,0 0,576">
          <text:p/>
        </draw:polygon>
        <draw:frame draw:style-name="gr3" draw:layer="layout" svg:width="1.2cm" svg:height="0.601cm" svg:x="0.75cm" svg:y="1.1cm">
          <draw:text-box>
            <text:p text:style-name="P1"><text:span text:style-name="T1">СИГН. </text:span></text:p>
          </draw:text-box>
        </draw:frame>
        <draw:frame draw:style-name="gr3" draw:layer="layout" svg:width="1.2cm" svg:height="0.601cm" svg:x="2cm" svg:y="1.1cm">
          <draw:text-box>
            <text:p text:style-name="P1"><text:span text:style-name="T1">ОТКЛ. </text:span></text:p>
          </draw:text-box>
        </draw:frame>
        <draw:path draw:style-name="gr4" draw:layer="layout" svg:width="0.299cm" svg:height="0.299cm" svg:x="1.775cm" svg:y="2.1cm" svg:viewBox="0 0 300 300" svg:d="M300 150c0 28-6 51-20 75s-31 41-55 55-47 20-75 20-51-6-75-20-41-31-55-55-20-47-20-75 6-51 20-75 31-41 55-55 47-20 75-20 51 6 75 20 41 31 55 55 20 47 20 75z">
          <text:p/>
        </draw:path>
        <draw:path draw:style-name="gr1" draw:layer="layout" svg:width="0.299cm" svg:height="0.299cm" svg:x="1.775cm" svg:y="2.1cm" svg:viewBox="0 0 300 300" svg:d="M300 150c0 28-6 51-20 75s-31 41-55 55-47 20-75 20-51-6-75-20-41-31-55-55-20-47-20-75 6-51 20-75 31-41 55-55 47-20 75-20 51 6 75 20 41 31 55 55 20 47 20 75z">
          <text:p/>
        </draw:path>
        <draw:path draw:style-name="gr4" draw:layer="layout" svg:width="0.297cm" svg:height="0.299cm" svg:x="2.495cm" svg:y="1.5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495cm" svg:y="1.5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1" draw:layer="layout" svg:x1="2.026cm" svg:y1="2.144cm" svg:x2="1.291cm" svg:y2="1.568cm">
          <text:p/>
        </draw:line>
        <draw:polygon draw:style-name="gr1" draw:layer="layout" svg:width="0.901cm" svg:height="0.806cm" svg:x="1.123cm" svg:y="1.568cm" svg:viewBox="0 0 902 807" draw:points="714,807 0,246 167,0 902,576">
          <text:p/>
        </draw:polygon>
        <draw:path draw:style-name="gr4" draw:layer="layout" svg:width="0.297cm" svg:height="0.299cm" svg:x="1.77cm" svg:y="2.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77cm" svg:y="2.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05cm" svg:y="1.5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05cm" svg:y="1.53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0:31.812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9T10:20:39.109000000</dc:date>
    <meta:document-statistic meta:object-count="16"/>
    <meta:template xlink:type="simple" xlink:actuate="onRequest" xlink:title="1" xlink:href="file:///C:/Documents%20and%20Settings/User/Application%20Data/LibreOffice/4/user/template/1.otg" meta:date="2015-09-29T10:20:31.750000000"/>
  </office:meta>
</office:document-meta>
</file>